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2d22" officeooo:paragraph-rsid="00082d22"/>
    </style:style>
    <style:style style:name="P2" style:family="paragraph" style:parent-style-name="Text_20_body">
      <style:text-properties officeooo:rsid="0009223b" officeooo:paragraph-rsid="0009223b"/>
    </style:style>
    <style:style style:name="P3" style:family="paragraph" style:parent-style-name="Text_20_body">
      <style:text-properties officeooo:rsid="0009b7d5" officeooo:paragraph-rsid="0009b7d5"/>
    </style:style>
    <style:style style:name="P4" style:family="paragraph" style:parent-style-name="Text_20_body">
      <style:text-properties officeooo:rsid="000b1dc4" officeooo:paragraph-rsid="000b1dc4"/>
    </style:style>
    <style:style style:name="P5" style:family="paragraph" style:parent-style-name="Text_20_body">
      <style:text-properties officeooo:rsid="000cf34c" officeooo:paragraph-rsid="000cf34c"/>
    </style:style>
    <style:style style:name="P6" style:family="paragraph" style:parent-style-name="Text_20_body">
      <style:text-properties officeooo:rsid="000ea66e" officeooo:paragraph-rsid="000ea66e"/>
    </style:style>
    <style:style style:name="T1" style:family="text">
      <style:text-properties officeooo:rsid="001029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 que são criptomoedas? <text:s/></text:h>
      <text:p text:style-name="P1">Descrição geral. </text:p>
      <text:p text:style-name="P1">Como surgiram as primeiras criptomoedas.</text:p>
      <text:p text:style-name="P1">Qual o processo para aquisição de uma criptomoeda como o bitcoin </text:p>
      <text:p text:style-name="P1">O que são blockchains?</text:p>
      <text:p text:style-name="P1">Como blockchains se relacionam com os bitcoins?</text:p>
      <text:p text:style-name="P1">Com são feitas as transações de bitcoins?</text:p>
      <text:p text:style-name="P1">Como são cobradas as transações?</text:p>
      <text:p text:style-name="P1">O que são mineraçoes?</text:p>
      <text:p text:style-name="P1">Como minerar?</text:p>
      <text:p text:style-name="P1">Quanto se granha por mineração?</text:p>
      <text:p text:style-name="P1">Quantos bit coins existemno mundo?</text:p>
      <text:p text:style-name="P1">Esse numero cresce?</text:p>
      <text:p text:style-name="P1">Quando cresce?</text:p>
      <text:p text:style-name="P1">Por que é necessária a criptografia para transacoes de bitcois?</text:p>
      <text:p text:style-name="P2">Por que uma criptografia diferente?</text:p>
      <text:p text:style-name="P2">Há um banco de dados com todas as informacoes? </text:p>
      <text:p text:style-name="P2">Quantos micros são necessarios onde estao para se ter a informacao de todos os bitcoins? Se eu quiser saber todos os possuidores de bitcoins e quanto tem cada um tem. Como pode ser feito? Onde está a informação? </text:p>
      <text:p text:style-name="P2">Ha um registro de todas as transacoes? </text:p>
      <text:p text:style-name="P2">Corretoras têm apps rodando que administram o que ? </text:p>
      <text:p text:style-name="P2">Existem corretoras de renome? Mais confiaveis? Quais?</text:p>
      <text:p text:style-name="P3">Existe um cadastro geral de corretoras. </text:p>
      <text:p text:style-name="P3">O que é uma carteira.</text:p>
      <text:p text:style-name="P3">Existem locais no mundo onde guardam assiciacao carteira valor. </text:p>
      <text:p text:style-name="P3">Que software utiliza-se para transacionar? Quem fez?</text:p>
      <text:p text:style-name="P3">Qual o processo de efetivação da transacao. </text:p>
      <text:p text:style-name="P4">O que significa seguir o maior fork, ou maior cadeia? </text:p>
      <text:p text:style-name="P5">Quanto de transacao para gerar um bloco? Quanto demora pra minerar? Qual o esforco? </text:p>
      <text:p text:style-name="P5">Como se define o tamanho? </text:p>
      <text:p text:style-name="P6"><text:soft-page-break/>O tamanho do bloco define se é uma moeda nova. Por que? </text:p>
      <text:p text:style-name="P6">Como o aumento do poder de processamento pode alterar a dificuldade de mineração? </text:p>
      <text:p text:style-name="P6"><text:s/><text:span text:style-name="T1">Quais os softwarea envolvidos?</text:span></text:p>
      <text:p text:style-name="P6">Impacto social. Crimes. 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6:38:02.205989315</meta:creation-date>
    <dc:date>2018-05-18T17:28:00.515501194</dc:date>
    <meta:editing-duration>PT29M9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2" meta:paragraph-count="33" meta:word-count="246" meta:character-count="1500" meta:non-whitespace-character-count="1269"/>
  </office:meta>
</office:document-meta>
</file>